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, Helvetica, sans-serif"/>
    <style:font-face style:name="Courier New" svg:font-family="'Courier New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.1043in" fo:margin-right="0.1043in" fo:margin-top="0.1043in" fo:margin-bottom="0.1043in" loext:contextual-spacing="false" fo:text-indent="0in" style:auto-text-indent="false"/>
    </style:style>
    <style:style style:name="P2" style:family="paragraph" style:parent-style-name="Text_20_body">
      <style:paragraph-properties fo:margin-left="0.1043in" fo:margin-right="0.1043in" fo:margin-top="0.1043in" fo:margin-bottom="0.1043in" loext:contextual-spacing="false" fo:text-indent="0in" style:auto-text-indent="false"/>
      <style:text-properties fo:font-variant="normal" fo:text-transform="none" fo:color="#494949" style:text-line-through-style="none" style:text-line-through-type="none" fo:letter-spacing="normal" style:text-underline-style="none" style:text-blinking="false" fo:background-color="#c7cbbd" loext:padding="0in" loext:border="none"/>
    </style:style>
    <style:style style:name="P3" style:family="paragraph" style:parent-style-name="Text_20_body">
      <style:paragraph-properties fo:margin-left="0.1043in" fo:margin-right="0.1043in" fo:margin-top="0.1043in" fo:margin-bottom="0.1043in" loext:contextual-spacing="false" fo:text-indent="0in" style:auto-text-indent="false"/>
      <style:text-properties fo:font-variant="normal" fo:text-transform="none" fo:color="#494949" style:text-line-through-style="none" style:text-line-through-type="none" fo:letter-spacing="normal" style:text-underline-style="none" style:text-blinking="false" fo:background-color="#c7cbbd" style:font-name-asian="Arial1" style:font-size-asian="10.5pt" style:font-style-asian="normal" style:font-weight-asian="normal" loext:padding="0in" loext:border="none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000000" style:text-line-through-style="none" style:text-line-through-type="none" style:font-name="Courier New" fo:font-size="9pt" fo:letter-spacing="normal" fo:font-style="normal" style:text-underline-style="none" fo:font-weight="normal" style:text-blinking="false" fo:background-color="#f5f5f5" loext:padding="0.052in" loext:border="0.06pt solid #cccccc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line-height="150%" fo:text-indent="0in" style:auto-text-indent="false"/>
      <style:text-properties fo:font-variant="normal" fo:text-transform="none" fo:color="#000000" style:text-line-through-style="none" style:text-line-through-type="none" style:font-name="Courier New" fo:font-size="9pt" fo:letter-spacing="normal" fo:font-style="normal" style:text-underline-style="none" fo:font-weight="normal" style:text-blinking="false" fo:background-color="#f5f5f5" loext:padding="0.052in" loext:border="0.06pt solid #cccccc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line-height="150%" fo:text-indent="0in" style:auto-text-indent="false"/>
      <style:text-properties fo:font-variant="normal" fo:text-transform="none" fo:color="#000000" style:text-line-through-style="none" style:text-line-through-type="none" fo:letter-spacing="normal" style:text-underline-style="none" style:text-blinking="false" fo:background-color="#f5f5f5" loext:padding="0.052in" loext:border="0.06pt solid #cccccc"/>
    </style:style>
    <style:style style:name="P7" style:family="paragraph" style:parent-style-name="Preformatted_20_Text">
      <style:paragraph-properties fo:margin-top="0in" fo:margin-bottom="0in" loext:contextual-spacing="false" fo:line-height="150%"/>
      <style:text-properties fo:font-variant="normal" fo:text-transform="none" fo:color="#000000" style:text-line-through-style="none" style:text-line-through-type="none" style:font-name="Courier New" fo:font-size="9pt" fo:letter-spacing="normal" fo:font-style="normal" style:text-underline-style="none" fo:font-weight="normal" style:text-blinking="false" fo:background-color="#f5f5f5" loext:padding="0.052in" loext:border="0.06pt solid #cccccc"/>
    </style:style>
    <style:style style:name="P8" style:family="paragraph" style:parent-style-name="Preformatted_20_Text">
      <style:paragraph-properties fo:margin-top="0in" fo:margin-bottom="0in" loext:contextual-spacing="false" fo:line-height="150%"/>
      <style:text-properties fo:font-variant="normal" fo:text-transform="none" fo:color="#000000" style:text-line-through-style="none" style:text-line-through-type="none" fo:letter-spacing="normal" style:text-underline-style="none" style:text-blinking="false" fo:background-color="#f5f5f5" loext:padding="0.052in" loext:border="0.06pt solid #cccccc"/>
    </style:style>
    <style:style style:name="P9" style:family="paragraph" style:parent-style-name="Preformatted_20_Text">
      <style:paragraph-properties fo:margin-top="0in" fo:margin-bottom="0in" loext:contextual-spacing="false" fo:line-height="150%"/>
      <style:text-properties fo:font-variant="normal" fo:text-transform="none" fo:color="#0000ff" style:text-line-through-style="none" style:text-line-through-type="none" style:font-name="Courier New" fo:font-size="9pt" fo:letter-spacing="normal" fo:font-style="normal" style:text-underline-style="none" fo:font-weight="normal" style:text-blinking="false" fo:background-color="#f5f5f5" loext:padding="0.052in" loext:border="0.06pt solid #cccccc"/>
    </style:style>
    <style:style style:name="T1" style:family="text">
      <style:text-properties fo:font-variant="normal" fo:text-transform="none" fo:color="#6a6352" style:text-line-through-style="none" style:text-line-through-type="none" style:font-name="Arial" fo:font-size="13.5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6a6352" style:text-line-through-style="none" style:text-line-through-type="none" fo:letter-spacing="normal" style:text-underline-style="none" style:text-blinking="false" style:font-name-asian="Arial" style:font-size-asian="13.5pt" style:font-style-asian="normal" style:font-weight-asian="normal"/>
    </style:style>
    <style:style style:name="T3" style:family="text">
      <style:text-properties fo:font-variant="normal" fo:text-transform="none" fo:color="#494949" style:text-line-through-style="none" style:text-line-through-type="none" style:font-name="Arial1" fo:font-size="10.5pt" fo:letter-spacing="normal" fo:font-style="normal" style:text-underline-style="none" fo:font-weight="normal" style:text-blinking="false" fo:background-color="#c7cbbd" loext:char-shading-value="0" loext:padding="0in" loext:border="none"/>
    </style:style>
    <style:style style:name="T4" style:family="text">
      <style:text-properties fo:font-variant="normal" fo:text-transform="none" fo:color="#494949" style:text-line-through-style="none" style:text-line-through-type="none" fo:letter-spacing="normal" style:text-underline-style="none" style:text-blinking="false" fo:background-color="#c7cbbd" loext:char-shading-value="0" style:font-name-asian="Arial1" style:font-size-asian="10.5pt" style:font-style-asian="normal" style:font-weight-asian="normal" loext:padding="0in" loext:border="none"/>
    </style:style>
    <style:style style:name="T5" style:family="text">
      <style:text-properties style:font-name="Courier New" fo:font-size="9pt" fo:font-style="normal" fo:font-weight="normal"/>
    </style:style>
    <style:style style:name="T6" style:family="text">
      <style:text-properties fo:color="#800080"/>
    </style:style>
    <style:style style:name="T7" style:family="text">
      <style:text-properties fo:color="#0000ff"/>
    </style:style>
    <style:style style:name="T8" style:family="text">
      <style:text-properties fo:color="#0000ff" style:font-name="Courier New" fo:font-size="9pt" fo:font-style="normal" fo:font-weight="normal"/>
    </style:style>
    <style:style style:name="T9" style:family="text">
      <style:text-properties style:font-name="Arial1" fo:font-size="10.5pt" fo:font-style="normal" fo:font-weight="normal"/>
    </style:style>
    <style:style style:name="T10" style:family="text">
      <style:text-properties style:font-name-asian="Arial1" style:font-size-asian="10.5pt" style:font-style-asian="normal" style:font-weight-asian="normal"/>
    </style:style>
    <style:style style:name="T11" style:family="text">
      <style:text-properties fo:color="#800000"/>
    </style:style>
    <style:style style:name="T12" style:family="text">
      <style:text-properties fo:color="#800000" style:font-name="Courier New" fo:font-size="9pt" fo:font-style="normal" fo:font-weight="normal"/>
    </style:style>
    <style:style style:name="T13" style:family="text">
      <style:text-properties fo:color="#008000"/>
    </style:style>
    <style:style style:name="T14" style:family="text">
      <style:text-properties fo:color="#008000" style:font-name="Courier New" fo:font-size="9pt" fo:font-style="normal" fo:font-weight="normal"/>
    </style:style>
    <style:style style:name="Sect1" style:family="section">
      <style:section-properties fo:background-color="transparent" fo:margin-left="0in" fo:margin-right="0in" style:editable="false">
        <style:columns fo:column-count="1" fo:column-gap="0in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cb_post_title_url"/><text:a xlink:type="simple" xlink:href="https://www.cnblogs.com/zhangjiansheng/p/7955532.html" text:style-name="Internet_20_link" text:visited-style-name="Visited_20_Internet_20_Link"><text:span text:style-name="T1">repo</text:span></text:a><text:a xlink:type="simple" xlink:href="https://www.cnblogs.com/zhangjiansheng/p/7955532.html" text:style-name="Internet_20_link" text:visited-style-name="Visited_20_Internet_20_Link"><text:span text:style-name="T2">的一些用法</text:span></text:a></text:h>
      <text:section text:style-name="Sect1" text:name="cnblogs_post_body">
        <text:p text:style-name="P1">repo的用法<text:line-break/>注：repo只是google用Python脚本写的调用git的一个脚本，主要是用来下载、管理Android项目的软件仓库。(也就是说，他是用来管理给git管理的一个个仓库的) <text:line-break/><text:line-break/><text:span text:style-name="Strong_20_Emphasis">1.</text:span>下载repo的地址: http://android.git.kernel.org/repo，可以用以下二者之一来下载<text:line-break/>repo curl http://android.git.kernel.org/repo &gt; ~/bin/repo <text:line-break/>下载完成后须修改repo的权限：<text:line-break/>chmod a+x ~/bin/repo <text:line-break/><text:line-break/><text:span text:style-name="Strong_20_Emphasis">2.</text:span>用repo sync在抓取android source code的时候，会经常出现一些错误导致repo sync中断，每次都要手动开始。<text:line-break/>可以用如下的命令，来自动重复</text:p>
        <text:p text:style-name="P5">$?=<text:span text:style-name="T6">1</text:span>; </text:p>
        <text:p text:style-name="P7"><text:span text:style-name="T7">while</text:span> [ $? -ne <text:span text:style-name="T6">0</text:span> ] <text:s/></text:p>
        <text:p text:style-name="P7"><text:span text:style-name="T7">do</text:span> </text:p>
        <text:p text:style-name="P7">repo <text:span text:style-name="T7">sync</text:span> <text:s/></text:p>
        <text:p text:style-name="P9">done</text:p>
        <text:p text:style-name="P2"><text:span text:style-name="T10">或者在</text:span><text:span text:style-name="T9">.repo</text:span><text:span text:style-name="T10">目录下的</text:span><text:span text:style-name="T9">manifest.xml</text:span><text:span text:style-name="T10">里找到</text:span><text:span text:style-name="T9">fetch</text:span><text:span text:style-name="T10">属性</text:span></text:p>
        <text:p text:style-name="P3">改成</text:p>
        <text:p text:style-name="P5">fetch= <text:span text:style-name="T11">"git://Android.git.linaro.org/ "</text:span></text:p>
        <text:p text:style-name="P2"><text:span text:style-name="T10">再或者在</text:span><text:span text:style-name="T9">.repo</text:span><text:span text:style-name="T10">目录下的</text:span><text:span text:style-name="T9">manifest.xml</text:span><text:span text:style-name="T10">里找到</text:span><text:span text:style-name="T9">review</text:span><text:span text:style-name="T10">属性</text:span></text:p>
        <text:p text:style-name="P3">改成</text:p>
        <text:p text:style-name="P5">review=<text:span text:style-name="T11">"http://android-review.googlesource.com/"</text:span></text:p>
        <text:p text:style-name="P2"><text:span text:style-name="T10">（即将</text:span><text:span text:style-name="T9">https</text:span><text:span text:style-name="T10">改成</text:span><text:span text:style-name="T9">http</text:span><text:span text:style-name="T10">）</text:span></text:p>
        <text:p text:style-name="P1"><text:span text:style-name="T3"><text:line-break/></text:span><text:span text:style-name="T4">获取帮助：</text:span><text:span text:style-name="T3"><text:line-break/></text:span><text:span text:style-name="Strong_20_Emphasis"><text:span text:style-name="T3">repo help [ command ]</text:span></text:span><text:span text:style-name="T3"> //</text:span><text:span text:style-name="T4">显示</text:span><text:span text:style-name="T3">command</text:span><text:span text:style-name="T4">的详细的帮助信息内容</text:span><text:span text:style-name="T3"><text:line-break/></text:span><text:span text:style-name="T4">示例：</text:span></text:p>
        <text:p text:style-name="P4">repo help init</text:p>
        <text:p text:style-name="P2"><text:span text:style-name="T10">来获取</text:span><text:span text:style-name="T9">repo init</text:span><text:span text:style-name="T10">的其他用法</text:span></text:p>
        <text:p text:style-name="P1"><text:soft-page-break/><text:span text:style-name="T3"><text:line-break/></text:span><text:span text:style-name="Strong_20_Emphasis"><text:span text:style-name="T3">3.repo init -u URL</text:span></text:span></text:p>
        <text:p text:style-name="P2"><text:span text:style-name="T10">用以在当前目录安装</text:span><text:span text:style-name="T9">repository</text:span><text:span text:style-name="T10">，会在当前目录创建一个目录</text:span><text:span text:style-name="T9">".repo" -u </text:span><text:span text:style-name="T10">参数指定一个</text:span><text:span text:style-name="T9">URL</text:span><text:span text:style-name="T10">，</text:span><text:span text:style-name="T9"><text:line-break/></text:span><text:span text:style-name="T10">从这个</text:span><text:span text:style-name="T9">URL</text:span><text:span text:style-name="T10">中取得</text:span><text:span text:style-name="T9">repository</text:span><text:span text:style-name="T10">的</text:span><text:span text:style-name="T9">manifest</text:span><text:span text:style-name="T10">文件。</text:span><text:span text:style-name="T9"><text:line-break/></text:span><text:span text:style-name="T10">示例：</text:span><text:span text:style-name="T9">repo init -u git://android.git.kernel.org/platform/manifest.git <text:line-break/></text:span><text:span text:style-name="T10">获取的</text:span><text:span text:style-name="T9">manifest</text:span><text:span text:style-name="T10">文件放在</text:span><text:span text:style-name="T9">.repo</text:span><text:span text:style-name="T10">目录中。命名为</text:span><text:span text:style-name="T9">manifest.xml</text:span><text:span text:style-name="T10">。这个文件的内容其实就是所有被</text:span><text:span text:style-name="T9">git</text:span><text:span text:style-name="T10">管理的仓库的列表！</text:span><text:span text:style-name="T9"><text:line-break/><text:line-break/></text:span><text:span text:style-name="T10">可以用</text:span><text:span text:style-name="T9">-m </text:span><text:span text:style-name="T10">参数来选择获取</text:span><text:span text:style-name="T9">repository</text:span><text:span text:style-name="T10">中的某一个特定的</text:span><text:span text:style-name="T9">manifest</text:span><text:span text:style-name="T10">文件，如果不具体指定，那么表示为默认的</text:span><text:span text:style-name="T9">manifest</text:span><text:span text:style-name="T10">文件</text:span><text:span text:style-name="T9">(default.xml) </text:span></text:p>
        <text:p text:style-name="P5">repo init -u git:<text:span text:style-name="T13">//android.git.kernel.org/platform/manifest.git -m dalvik-plus.xml</text:span></text:p>
        <text:p text:style-name="P2"> <text:span text:style-name="T9">(</text:span><text:span text:style-name="T10">有诸多供我们选择的</text:span><text:span text:style-name="T9">manifest</text:span><text:span text:style-name="T10">文件，所有的</text:span><text:span text:style-name="T9">manifest</text:span><text:span text:style-name="T10">文件都放在目录</text:span><text:span text:style-name="T9">.repo/manifests</text:span><text:span text:style-name="T10">中，该目录本身亦被</text:span><text:span text:style-name="T9">git</text:span><text:span text:style-name="T10">所管理，你可以</text:span><text:span text:style-name="T9">cd</text:span><text:span text:style-name="T10">进去看看</text:span><text:span text:style-name="T9">) </text:span></text:p>
        <text:p text:style-name="P1"><text:bookmark text:name="__mceDel1"/><text:span text:style-name="Emphasis"><text:span text:style-name="T3"><text:line-break/></text:span></text:span><text:span text:style-name="T4">可以用</text:span><text:span text:style-name="T3">-b </text:span><text:span text:style-name="T4">参数来指定某个</text:span><text:span text:style-name="T3">manifest</text:span><text:span text:style-name="T4">分支。</text:span><text:span text:style-name="T3"><text:line-break/>repo init -u git://android.git.kernel.org/platform/manifest.git -b release-1.0 <text:line-break/></text:span><text:span text:style-name="T4">你会发现</text:span><text:span text:style-name="T3">.repo/manifests</text:span><text:span text:style-name="T4">是个被</text:span><text:span text:style-name="T3">git</text:span><text:span text:style-name="T4">管理的仓库，这里放的是所有的</text:span><text:span text:style-name="T3">manifest</text:span><text:span text:style-name="T4">文件（</text:span><text:span text:style-name="T3">*.xml</text:span><text:span text:style-name="T4">），因为被</text:span><text:span text:style-name="T3">git</text:span><text:span text:style-name="T4">管理，固然有分支，</text:span><text:span text:style-name="T3">-b</text:span><text:span text:style-name="T4">可以切换到你想要的分支然后再</text:span><text:span text:style-name="T3"><text:line-break/></text:span><text:span text:style-name="T4">下载相关的</text:span><text:span text:style-name="T3">xml</text:span><text:span text:style-name="T4">文件，当然具体下载那个</text:span><text:span text:style-name="T3">xml</text:span><text:span text:style-name="T4">还要看</text:span><text:span text:style-name="T3">-m</text:span><text:span text:style-name="T4">参数了，所以如果你仅仅指定</text:span><text:span text:style-name="T3">-b</text:span><text:span text:style-name="T4">而没有</text:span><text:span text:style-name="T3">-m</text:span><text:span text:style-name="T4">的话，就是下载</text:span><text:span text:style-name="T3">-b</text:span><text:span text:style-name="T4">指定分支下的</text:span><text:span text:style-name="T3">default.xml</text:span><text:span text:style-name="T4">文件</text:span><text:span text:style-name="T3"><text:line-break/></text:span><text:span text:style-name="T4">如果不指定</text:span><text:span text:style-name="T3">-b</text:span><text:span text:style-name="T4">参数，那么会默认使用</text:span><text:span text:style-name="T3">master</text:span><text:span text:style-name="T4">分支</text:span><text:bookmark text:name="__mceDel"/><text:span text:style-name="Emphasis"><text:span text:style-name="T3"><text:line-break/><text:line-break/></text:span></text:span><text:span text:style-name="Strong_20_Emphasis"><text:span text:style-name="T3">4.repo sync [project-list]</text:span></text:span></text:p>
        <text:p text:style-name="P2"><text:span text:style-name="T10">下载最新本地工作文件，更新成功，这本地文件和</text:span><text:span text:style-name="T9">repository</text:span><text:span text:style-name="T10">中的代码是一样的。</text:span><text:span text:style-name="T9"><text:line-break/></text:span><text:span text:style-name="T10">可以指定需要更新的</text:span><text:span text:style-name="T9">project</text:span><text:span text:style-name="T10">，如果不指定任何参数，会同步整个所有的项目。</text:span><text:span text:style-name="T9"><text:line-break/></text:span><text:span text:style-name="T10">如果是第一次运行</text:span><text:span text:style-name="T9">repo sync</text:span><text:span text:style-name="T10">，则这个命令相当于</text:span><text:span text:style-name="T9">git clone</text:span><text:span text:style-name="T10">，会把</text:span><text:span text:style-name="T9">repository</text:span><text:span text:style-name="T10">中的所有内容都拷贝到本地。如果不是第一次运行</text:span><text:span text:style-name="T9">repo sync</text:span><text:span text:style-name="T10">，</text:span><text:span text:style-name="T9"><text:line-break/></text:span><text:span text:style-name="T10">则相当于</text:span><text:span text:style-name="T9">git remote update; git rebase origin/branch .</text:span></text:p>
        <text:p text:style-name="P1"><text:span text:style-name="T3">repo sync</text:span><text:span text:style-name="T4">会更新</text:span><text:span text:style-name="T3">.repo</text:span><text:span text:style-name="T4">下面的文件。如果在</text:span><text:span text:style-name="T3">merge </text:span><text:span text:style-name="T4">的过程中出现冲突，这需要手动运行</text:span><text:span text:style-name="T3"><text:line-break/>git rebase --continue <text:line-break/><text:line-break/></text:span><text:span text:style-name="Strong_20_Emphasis"><text:span text:style-name="T3">5.repo update[ project-list ]</text:span></text:span></text:p>
        <text:p text:style-name="P2"><text:span text:style-name="T10">上传修改的代码，如果你本地的代码有所修改，那么在运行</text:span><text:span text:style-name="T9">repo sync</text:span><text:span text:style-name="T10">的时候，会提示你上传修改的代码，</text:span><text:span text:style-name="T9"><text:line-break/></text:span><text:span text:style-name="T10">所有修改的代码分支会上传到</text:span><text:span text:style-name="T9">Gerrit (</text:span><text:span text:style-name="T10">基于</text:span><text:span text:style-name="T9">web</text:span><text:span text:style-name="T10">的代码</text:span><text:span text:style-name="T9">review </text:span><text:span text:style-name="T10">系统</text:span><text:span text:style-name="T9">), Gerrit</text:span><text:span text:style-name="T10">受到上传的代码，会转换为一个个变更，</text:span></text:p>
        <text:p text:style-name="P1"><text:span text:style-name="T4">从而可以让人们来</text:span><text:span text:style-name="T3">review </text:span><text:span text:style-name="T4">修改的代码。</text:span><text:span text:style-name="T3"><text:line-break/><text:line-break/></text:span><text:span text:style-name="Strong_20_Emphasis"><text:span text:style-name="T3">6. repo diff [ project-list ]</text:span></text:span><text:span text:style-name="T3"> </text:span><text:span text:style-name="T4">　　</text:span><text:span text:style-name="T3">--</text:span><text:span text:style-name="T4">显示提交的代码和当前工作目录代码之间的差异。</text:span><text:span text:style-name="T3"><text:line-break/><text:line-break/></text:span><text:span text:style-name="Strong_20_Emphasis"><text:span text:style-name="T3">7. repo download target revision</text:span></text:span><text:span text:style-name="T3"> </text:span><text:span text:style-name="T4">　　</text:span><text:span text:style-name="T3">--</text:span><text:span text:style-name="T4">下载特定的修改版本到本地，</text:span><text:span text:style-name="T3"><text:line-break/></text:span><text:span text:style-name="T4">例如</text:span><text:span text:style-name="T3">: repo download pltform/frameworks/base 1241 </text:span><text:span text:style-name="T4">下载修改版本为</text:span><text:span text:style-name="T3">1241</text:span><text:span text:style-name="T4">的代码</text:span><text:span text:style-name="T3"><text:line-break/></text:span><text:soft-page-break/><text:span text:style-name="T3"><text:line-break/></text:span><text:span text:style-name="Strong_20_Emphasis"><text:span text:style-name="T3">8. repo start newbranchname .</text:span></text:span><text:span text:style-name="T3"> </text:span><text:span text:style-name="T4">　　</text:span><text:span text:style-name="T3">--</text:span><text:span text:style-name="T4">创建新的</text:span><text:span text:style-name="T3">branch</text:span><text:span text:style-name="T4">分支。</text:span><text:span text:style-name="T3">"." </text:span><text:span text:style-name="T4">代表当前工作的</text:span><text:span text:style-name="T3">branch</text:span><text:span text:style-name="T4">分支。</text:span><text:span text:style-name="T3"><text:line-break/><text:line-break/>9</text:span><text:span text:style-name="Strong_20_Emphasis"><text:span text:style-name="T3">. repo prune [project list]</text:span></text:span><text:span text:style-name="T3"> </text:span><text:span text:style-name="T4">　　</text:span><text:span text:style-name="T3">--</text:span><text:span text:style-name="T4">删除已经</text:span><text:span text:style-name="T3">merge</text:span><text:span text:style-name="T4">的</text:span><text:span text:style-name="T3">project <text:line-break/><text:line-break/></text:span><text:span text:style-name="Strong_20_Emphasis"><text:span text:style-name="T3">10. repo foreach [ project-lists] -c command</text:span></text:span><text:span text:style-name="T3"> </text:span><text:span text:style-name="T4">　　</text:span><text:span text:style-name="T3">--</text:span><text:span text:style-name="T4">对每一个</text:span><text:span text:style-name="T3">project</text:span><text:span text:style-name="T4">运行</text:span><text:span text:style-name="T3">command</text:span><text:span text:style-name="T4">命令</text:span><text:span text:style-name="T3"><text:line-break/><text:line-break/></text:span><text:span text:style-name="Strong_20_Emphasis"><text:span text:style-name="T3">11. repo status</text:span></text:span><text:span text:style-name="T3"> </text:span><text:span text:style-name="T4">　　</text:span><text:span text:style-name="T3">--</text:span><text:span text:style-name="T4">显示</text:span><text:span text:style-name="T3">project</text:span><text:span text:style-name="T4">中每个仓库的状态</text:span><text:span text:style-name="T3"><text:line-break/><text:line-break/></text:span><text:span text:style-name="Strong_20_Emphasis"><text:span text:style-name="T3">12. repo forall -c</text:span></text:span><text:span text:style-name="Strong_20_Emphasis"><text:span text:style-name="T4">　　</text:span></text:span><text:span text:style-name="Strong_20_Emphasis"><text:span text:style-name="T3">--</text:span></text:span><text:span text:style-name="T3"> </text:span><text:span text:style-name="T4">遍历所有的</text:span><text:span text:style-name="T3">git</text:span><text:span text:style-name="T4">仓库，并在每个仓库执行</text:span><text:span text:style-name="T3">-c</text:span><text:span text:style-name="T4">所指定的命令</text:span></text:p>
        <text:p text:style-name="P1"><text:span text:style-name="Strong_20_Emphasis"><text:span text:style-name="T4">示例：</text:span></text:span></text:p>
        <text:p text:style-name="P6"><text:s text:c="8"/><text:span text:style-name="T5">repo init -u </text:span><text:span text:style-name="T8">ssh</text:span><text:span text:style-name="T5">:</text:span><text:span text:style-name="T14">//217.106.79.36:29418/feng/main.git </text:span></text:p>
        <text:p text:style-name="P8"><text:s text:c="8"/><text:span text:style-name="T5">repo </text:span><text:span text:style-name="T8">sync</text:span><text:span text:style-name="T5"> <text:s text:c="3"/></text:span></text:p>
        <text:p text:style-name="P8"><text:s text:c="8"/><text:span text:style-name="T5">repo forall -c </text:span><text:span text:style-name="T12">"git reset --hard feng-201708212"</text:span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, Helvetica, sans-serif"/>
    <style:font-face style:name="Courier New" svg:font-family="'Courier New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5:40:16.393675873</meta:creation-date>
    <dc:date>2019-09-03T15:41:15.067165948</dc:date>
    <meta:editing-duration>PT1M5S</meta:editing-duration>
    <meta:editing-cycles>1</meta:editing-cycles>
    <meta:document-statistic meta:table-count="0" meta:image-count="0" meta:object-count="0" meta:page-count="3" meta:paragraph-count="30" meta:word-count="1076" meta:character-count="2518" meta:non-whitespace-character-count="2291"/>
    <meta:generator>LibreOffice/5.1.6.2$Linux_X86_64 LibreOffice_project/10m0$Build-2</meta:generator>
  </office:meta>
</office:document-meta>
</file>